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Generator.generateSanitiz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Generator.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dGenerator.IdGenerator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Generator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erator.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